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5088" calcext:value-type="float">
            <text:p>77.2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6103072901</text:p>
          </table:table-cell>
          <table:table-cell office:value-type="string" calcext:value-type="string">
            <text:p>16N 51W 24CCD:G-12631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